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FreeSans1" svg:font-family="FreeSans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00d07e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00d07e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00d07e" style:font-size-asian="9pt" style:font-size-complex="9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size-complex="10.5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officeooo:paragraph-rsid="0000d07e" style:font-size-asian="10.5pt" style:font-size-complex="10.5pt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paragraph-rsid="0000d07e" style:font-size-asian="10.5pt" style:font-style-asian="normal" style:font-size-complex="10.5pt" style:font-style-complex="normal"/>
    </style:style>
    <style:style style:name="P8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rsid="000462e6" officeooo:paragraph-rsid="000462e6" style:font-size-asian="10.5pt" style:font-style-asian="normal" style:font-size-complex="10.5pt" style:font-style-complex="normal"/>
    </style:style>
    <style:style style:name="P9" style:family="paragraph" style:parent-style-name="UrbanTitle">
      <style:text-properties fo:text-transform="uppercase" style:font-name="Arial" fo:font-size="14pt" officeooo:paragraph-rsid="00052abf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51fc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01613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fo:font-style="italic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weight-asian="normal" style:font-style-complex="normal" style:font-weight-complex="normal"/>
    </style:style>
    <style:style style:name="T9" style:family="text">
      <style:text-properties officeooo:rsid="0005ad24"/>
    </style:style>
    <style:style style:name="T10" style:family="text">
      <style:text-properties style:text-underline-style="none" fo:font-weight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0"><text:span text:style-name="T11">do text</text:span></text:p><text:p text:style-name="P10"><text:span text:style-name="T11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</text:p>
      <text:p text:style-name="P9">RÉALISATION DE L’ENQUÊTE PUBLIQUE</text:p>
      <text:p text:style-name="P2"/>
      <text:p text:style-name="P2"/>
      <text:p text:style-name="P3"><office:annotation><dc:creator>sde </dc:creator><dc:date>2011-07-27T10:02:17</dc:date><text:p text:style-name="P11"><text:span text:style-name="T14">do text</text:span></text:p><text:p text:style-name="P11"><text:span text:style-name="T14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1"><text:span text:style-name="T15">do text if len(</text:span><text:span text:style-name="T14">urbanEventObj.getClaimants()</text:span><text:span text:style-name="T15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3">do text if not len(</text:span><text:span text:style-name="T14">urbanEventObj.getClaimants()</text:span><text:span text:style-name="T13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self.getPortionOutsText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3">unique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 <text:span text:style-name="T9">soit à 4 endroits proches du lieu d’exploitation le long d’une voirie carrossable et</text:span> <text:span text:style-name="T9">aux valves de la Commune de </text:span><text:span text:style-name="T9"><text:text-input text:description="">tool.getCityName()</text:text-input></text:span><text:span text:style-name="T9">.</text:span></text:p>
      <text:p text:style-name="P4"/>
      <text:p text:style-name="P6"><text:span text:style-name="T10">Fait à </text:span><text:span text:style-name="T10"><text:text-input text:description="">tool.getCityName()</text:text-input></text:span><text:span text:style-name="T10"><text:s/>le </text:span><text:span text:style-name="T10"><text:text-input text:description="Date fin enquête">licence_view.format_date(self.getLastInquiry().getInvestigationEnd())</text:text-input></text:span><text:span text:style-name="T10"><text:s/></text:span></text:p>
      <text:p text:style-name="P7"/>
      <text:p text:style-name="P8"><office:annotation><dc:creator>bleybaert</dc:creator><dc:date>2018-07-18T13:20:16.234582430</dc:date><loext:sender-initials>ble</loext:sender-initials><text:p text:style-name="P11"><text:span text:style-name="T12">do text</text:span></text:p><text:p text:style-name="P11"><text:span text:style-name="T12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FreeSans1" svg:font-family="FreeSans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8T12:16:23.762496805</meta:creation-date>
    <dc:date>2018-12-06T12:05:44.080293115</dc:date>
    <dc:creator>bleybaert</dc:creator>
    <meta:editing-duration>PT4M50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136" meta:character-count="1005" meta:non-whitespace-character-count="902"/>
  </office:meta>
</office:document-meta>
</file>